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9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name="Liberation Mono" fo:font-size="40pt" style:font-size-asian="40pt" style:font-size-complex="40pt"/>
    </style:style>
    <style:style style:name="P3" style:family="paragraph">
      <style:text-properties style:font-name="Liberation Mono"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Mono" fo:font-size="40pt" style:font-size-asian="40pt" style:font-size-complex="40pt"/>
    </style:style>
    <style:style style:name="P6" style:family="paragraph">
      <style:paragraph-properties fo:text-align="start"/>
      <style:text-properties style:font-name="Liberation Mono" fo:font-size="30pt" fo:language="en" fo:country="US" style:font-size-asian="30pt" style:font-size-complex="3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Mono" fo:font-size="40pt" style:font-size-asian="40pt" style:font-size-complex="40pt"/>
    </style:style>
    <style:style style:name="T2" style:family="text">
      <style:text-properties style:font-name="Liberation Mono" fo:font-size="30pt" style:font-size-asian="30pt" style:font-size-complex="30pt"/>
    </style:style>
    <style:style style:name="T3" style:family="text">
      <style:text-properties style:font-name="Liberation Mono"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HTML JavaScript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2" draw:layer="layout" svg:width="21.4cm" svg:height="3.163cm" svg:x="1.4cm" svg:y="0.837cm" presentation:class="title">
          <draw:text-box>
            <text:p><text:span text:style-name="T1">¿JavaScript donde? </text:span>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En la cabecera </text:span></text:p>
              </text:list-item>
              <text:list-item>
                <text:p><text:span text:style-name="T2">En le cuerpo </text:span></text:p>
              </text:list-item>
              <text:list-item>
                <text:p><text:span text:style-name="T2">Al <text:s/>final y antes de la etiqueta </text:span><text:span text:style-name="T2">body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5" draw:layer="layout" svg:width="21.4cm" svg:height="3.193cm" svg:x="1.4cm" svg:y="0.822cm" presentation:class="title" presentation:user-transformed="true">
          <draw:text-box>
            <text:p text:style-name="P4"><text:span text:style-name="T1">¿Que puedo hacer con JavaScript? </text:span>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anipular elementos HTML </text:p>
                <text:list>
                  <text:list-item>
                    <text:p>Tamaños </text:p>
                  </text:list-item>
                  <text:list-item>
                    <text:p>Colores</text:p>
                  </text:list-item>
                  <text:list-item>
                    <text:p>Visibilidad</text:p>
                  </text:list-item>
                  <text:list-item>
                    <text:p>Movimiento </text:p>
                  </text:list-item>
                  <text:list-item>
                    <text:p>Tomar decisiones </text:p>
                  </text:list-item>
                  <text:list-item>
                    <text:p>Consultar datos <text:s/>y mucho más 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 xml:id="id4" draw:id="id4">
        <office:forms form:automatic-focus="false" form:apply-design-mode="false"/>
        <draw:frame presentation:style-name="pr1" draw:text-style-name="P6" draw:layer="layout" svg:width="18.599cm" svg:height="3.506cm" svg:x="7.3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@codefuncod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9:23:16.908788365</meta:creation-date>
    <meta:editing-duration>PT47M24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6-04T15:57:32.182547716</dc:date>
    <meta:document-statistic meta:object-count="73"/>
  </office:meta>
</office:document-meta>
</file>